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o MD" table:style-name="ta1">
        <table:shapes>
          <draw:frame draw:z-index="0" draw:style-name="gr1" draw:text-style-name="P1" svg:width="238.44mm" svg:height="145.04mm" svg:x="47.77mm" svg:y="0mm">
            <loext:p draw:notify-on-update-of-ranges="'wo MD'.A2:'wo MD'.A57 'wo MD'.B2:'wo MD'.B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n(word)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tal :</text:p>
          </table:table-cell>
          <table:table-cell table:style-name="ce1" table:formula="of:=SUM([.B2:.B57])" office:value-type="float" office:value="6951" calcext:value-type="float">
            <text:p>6951</text:p>
          </table:table-cell>
        </table:table-row>
        <table:table-row table:style-name="ro1" table:number-rows-repeated="1048517">
          <table:table-cell table:number-columns-repeated="2"/>
        </table:table-row>
        <table:table-row table:style-name="ro1">
          <table:table-cell/>
          <table:table-cell table:formula="of:=SUM([.B2:.B1048575])" office:value-type="float" office:value="13902" calcext:value-type="float">
            <text:p>13902</text:p>
          </table:table-cell>
        </table:table-row>
      </table:table>
      <table:table table:name="with MD" table:style-name="ta1">
        <table:shapes>
          <draw:frame draw:z-index="0" draw:style-name="gr1" draw:text-style-name="P1" svg:width="221.19mm" svg:height="142.7mm" svg:x="46.16mm" svg:y="1mm">
            <loext:p draw:notify-on-update-of-ranges="'with MD'.A2:'with MD'.A7 'with MD'.B2:'with MD'.B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n(word)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tal :</text:p>
          </table:table-cell>
          <table:table-cell table:style-name="ce1" table:formula="of:=SUM([.B2:.B7])"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21:42.816711215</meta:creation-date>
    <dc:date>2016-05-29T12:49:29.858467265</dc:date>
    <meta:editing-duration>PT7M25S</meta:editing-duration>
    <meta:editing-cycles>3</meta:editing-cycles>
    <meta:generator>LibreOffice/5.1.2.2$Linux_x86 LibreOffice_project/10m0$Build-2</meta:generator>
    <meta:document-statistic meta:table-count="2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845cm" svg:height="14.505cm" xlink:href=".." xlink:type="simple" chart:class="chart:scatter" chart:style-name="ch1">
        <chart:plot-area chart:style-name="ch2" table:cell-range-address="'wo MD'.A2:'wo MD'.B57" svg:x="0.476cm" svg:y="0.29cm" svg:width="22.893cm" svg:height="13.925cm">
          <chartooo:coordinate-region svg:x="1.283cm" svg:y="0.49cm" svg:width="21.714cm" svg:height="13.0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wo MD'.B2:'wo MD'.B57" chart:class="chart:scatter">
            <chart:domain table:cell-range-address="'wo MD'.A2:'wo MD'.A57"/>
            <chart:data-point chart:repeated="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wo MD'.A2:'wo MD'.A57</svg:desc>
                </draw:g>
              </table:table-cell>
              <table:table-cell office:value-type="float" office:value="556">
                <text:p>556</text:p>
                <draw:g>
                  <svg:desc>'wo MD'.B2:'wo MD'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12cm" svg:height="14.271cm" xlink:href=".." xlink:type="simple" chart:class="chart:scatter" chart:style-name="ch1">
        <chart:plot-area chart:style-name="ch2" table:cell-range-address="'with MD'.A2:'with MD'.B7" svg:x="0.442cm" svg:y="0.285cm" svg:width="21.236cm" svg:height="13.701cm">
          <chartooo:coordinate-region svg:x="1.063cm" svg:y="0.485cm" svg:width="20.428cm" svg:height="12.8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with MD'.B2:'with MD'.B7" chart:class="chart:scatter">
            <chart:domain table:cell-range-address="'with MD'.A2:'with MD'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with MD'.A2:'with MD'.A7</svg:desc>
                </draw:g>
              </table:table-cell>
              <table:table-cell office:value-type="float" office:value="61">
                <text:p>61</text:p>
                <draw:g>
                  <svg:desc>'with MD'.B2:'with MD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